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54pt" officeooo:rsid="001ab14a" officeooo:paragraph-rsid="001ab14a" style:font-size-asian="47.25pt" style:font-size-complex="54pt"/>
    </style:style>
    <style:style style:name="P2" style:family="paragraph" style:parent-style-name="Standard">
      <style:text-properties fo:font-size="32pt" officeooo:rsid="001ab14a" officeooo:paragraph-rsid="001ab14a" style:font-size-asian="28pt" style:font-size-complex="32pt"/>
    </style:style>
    <style:style style:name="P3" style:family="paragraph" style:parent-style-name="Standard">
      <style:text-properties fo:font-size="26pt" officeooo:rsid="001ab14a" officeooo:paragraph-rsid="001ab14a" style:font-size-asian="26pt" style:font-size-complex="26pt"/>
    </style:style>
    <style:style style:name="P4" style:family="paragraph" style:parent-style-name="Standard">
      <style:text-properties fo:font-size="26pt" style:text-underline-style="solid" style:text-underline-width="auto" style:text-underline-color="font-color" officeooo:rsid="001b9f13" officeooo:paragraph-rsid="001b9f13" style:font-size-asian="26pt" style:font-size-complex="26pt"/>
    </style:style>
    <style:style style:name="P5" style:family="paragraph" style:parent-style-name="Standard">
      <style:text-properties fo:font-size="26pt" fo:font-style="italic" style:text-underline-style="solid" style:text-underline-width="auto" style:text-underline-color="font-color" fo:font-weight="bold" officeooo:rsid="001b9f13" officeooo:paragraph-rsid="001b9f13" style:font-size-asian="26pt" style:font-style-asian="italic" style:font-weight-asian="bold" style:font-size-complex="26pt" style:font-style-complex="italic" style:font-weight-complex="bold"/>
    </style:style>
    <style:style style:name="P6" style:family="paragraph" style:parent-style-name="Standard">
      <style:text-properties fo:font-size="16pt" style:text-underline-style="none" officeooo:rsid="001b9f13" officeooo:paragraph-rsid="001b9f13" style:font-size-asian="16pt" style:font-size-complex="16pt"/>
    </style:style>
    <style:style style:name="P7" style:family="paragraph" style:parent-style-name="Standard">
      <style:text-properties fo:font-size="16pt" style:text-underline-style="none" officeooo:rsid="001b9f13" officeooo:paragraph-rsid="001db1d9" style:font-size-asian="16pt" style:font-size-complex="16pt"/>
    </style:style>
    <style:style style:name="P8" style:family="paragraph" style:parent-style-name="Standard">
      <style:text-properties fo:font-size="16pt" style:text-underline-style="none" officeooo:rsid="001b9f13" officeooo:paragraph-rsid="001b9f13" style:font-size-asian="14pt" style:font-size-complex="16pt"/>
    </style:style>
    <style:style style:name="P9" style:family="paragraph" style:parent-style-name="Standard">
      <style:text-properties fo:font-size="16pt" style:text-underline-style="none" officeooo:rsid="001b9f13" officeooo:paragraph-rsid="001db1d9" style:font-size-asian="16pt" style:font-size-complex="16pt"/>
    </style:style>
    <style:style style:name="P10" style:family="paragraph" style:parent-style-name="Standard">
      <style:text-properties fo:font-size="16pt" style:text-underline-style="none" officeooo:rsid="001b9f13" officeooo:paragraph-rsid="001b9f13" style:font-size-asian="16pt" style:font-size-complex="16pt"/>
    </style:style>
    <style:style style:name="P11" style:family="paragraph" style:parent-style-name="Standard">
      <style:text-properties fo:font-size="16pt" style:text-underline-style="none" officeooo:rsid="00247c47" officeooo:paragraph-rsid="00247c47" style:font-size-asian="16pt" style:font-size-complex="16pt"/>
    </style:style>
    <style:style style:name="P12" style:family="paragraph" style:parent-style-name="Standard">
      <style:text-properties fo:font-size="16pt" style:text-underline-style="none" officeooo:rsid="001b9f13" officeooo:paragraph-rsid="001b9f13" style:font-size-asian="14pt" style:font-size-complex="16pt"/>
    </style:style>
    <style:style style:name="P13" style:family="paragraph" style:parent-style-name="Standard">
      <style:text-properties fo:font-size="16pt" fo:font-style="italic" style:text-underline-style="none" fo:font-weight="normal" officeooo:rsid="001db1d9" officeooo:paragraph-rsid="001b9f13" style:font-size-asian="16pt" style:font-style-asian="italic" style:font-weight-asian="normal" style:font-size-complex="16pt" style:font-style-complex="italic" style:font-weight-complex="normal"/>
    </style:style>
    <style:style style:name="P14" style:family="paragraph" style:parent-style-name="Standard">
      <style:text-properties fo:font-size="26pt" fo:font-style="italic" style:text-underline-style="solid" style:text-underline-width="auto" style:text-underline-color="font-color" fo:font-weight="bold" officeooo:rsid="001b9f13" officeooo:paragraph-rsid="00247c47" style:font-size-asian="26pt" style:font-style-asian="italic" style:font-weight-asian="bold" style:font-size-complex="26pt" style:font-style-complex="italic" style:font-weight-complex="bold"/>
    </style:style>
    <style:style style:name="P15" style:family="paragraph" style:parent-style-name="Standard">
      <style:text-properties fo:font-size="26pt" fo:font-style="italic" style:text-underline-style="solid" style:text-underline-width="auto" style:text-underline-color="font-color" fo:font-weight="bold" officeooo:rsid="001b9f13" officeooo:paragraph-rsid="00257df6" style:font-size-asian="26pt" style:font-style-asian="italic" style:font-weight-asian="bold" style:font-size-complex="26pt" style:font-style-complex="italic" style:font-weight-complex="bold"/>
    </style:style>
    <style:style style:name="P16" style:family="paragraph" style:parent-style-name="Standard">
      <style:text-properties fo:font-size="14pt" style:text-underline-style="none" fo:font-weight="normal" officeooo:rsid="00247c47" officeooo:paragraph-rsid="00247c47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style:text-underline-style="none" fo:font-weight="normal" officeooo:rsid="001b9f13" officeooo:paragraph-rsid="001b9f13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fo:font-style="italic" style:text-underline-style="none" fo:font-weight="normal" officeooo:rsid="00257df6" officeooo:paragraph-rsid="00257df6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officeooo:rsid="001dfa30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f3540" style:font-style-asian="italic" style:font-weight-asian="bold" style:font-style-complex="italic" style:font-weight-complex="bold"/>
    </style:style>
    <style:style style:name="T4" style:family="text">
      <style:text-properties officeooo:rsid="00247c47"/>
    </style:style>
    <style:style style:name="T5" style:family="text">
      <style:text-properties officeooo:rsid="00257d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Práctica <text:span text:style-name="T4">9</text:span>:</text:p>
      <text:p text:style-name="P1"/>
      <text:p text:style-name="P1">Programación en</text:p>
      <text:p text:style-name="P1">MATLAB/OCTAVE</text:p>
      <text:p text:style-name="P1"/>
      <text:p text:style-name="P1"/>
      <text:p text:style-name="P1"/>
      <text:p text:style-name="P1"/>
      <text:p text:style-name="P2">Juan Jesús Carmona Tejero</text:p>
      <text:p text:style-name="P2"/>
      <text:p text:style-name="P3">Todos realizados <text:span text:style-name="T1">menos ejercicio 4 y 10</text:span></text:p>
      <text:p text:style-name="P3"><text:soft-page-break/></text:p>
      <text:p text:style-name="P5">Ejercicio 1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pan text:style-name="T2">Ejercicio </text:span><text:span text:style-name="T3">2</text:span></text:p>
      <text:p text:style-name="P11">clc </text:p>
      <text:p text:style-name="P11"/>
      <text:p text:style-name="P11"/>
      <text:p text:style-name="P11">A=[4 1 0 0 0; 2 3 1 0 0; 0 1 1 1 0; 0 0 2 1 2; 0 0 0 3 1 ];</text:p>
      <text:p text:style-name="P11">B=[9;7;0;1;-2];</text:p>
      <text:p text:style-name="P11">n=5;</text:p>
      <text:p text:style-name="P11"/>
      <text:p text:style-name="P11">for i=2:n</text:p>
      <text:p text:style-name="P11"><text:s text:c="4"/>k=-A(i,i-1)/A(i-1,i-1);</text:p>
      <text:p text:style-name="P11"><text:s text:c="4"/>A(i,i)=A(i,i)+A(i-1,i)*k;</text:p>
      <text:p text:style-name="P11"><text:s text:c="4"/>B(i)=B(i)+B(i-1)*k;</text:p>
      <text:p text:style-name="P11">end</text:p>
      <text:p text:style-name="P11"/>
      <text:p text:style-name="P11">x=zeros(1,n);</text:p>
      <text:p text:style-name="P11">x(n)=B(n)/A(n,n);</text:p>
      <text:p text:style-name="P11"><text:soft-page-break/>for i=n-1:-1:1</text:p>
      <text:p text:style-name="P11"><text:s text:c="4"/>x(i)=(B(i)-A(i,i+1)*x(i+1))/A(i,i);</text:p>
      <text:p text:style-name="P11">end</text:p>
      <text:p text:style-name="P11">disp(x);</text:p>
      <text:p text:style-name="P6"/>
      <text:p text:style-name="P5">Ejercicio 3</text:p>
      <text:p text:style-name="P16">clc </text:p>
      <text:p text:style-name="P16"></text:p>
      <text:p text:style-name="P16"></text:p>
      <text:p text:style-name="P16">A=zeros(100,100);</text:p>
      <text:p text:style-name="P16">for i=1:100</text:p>
      <text:p text:style-name="P16"><text:s text:c="4"/>A(i,i)=4;</text:p>
      <text:p text:style-name="P16"><text:s text:c="4"/>if(i&lt;100)</text:p>
      <text:p text:style-name="P16"><text:s text:c="8"/>A(i,i+1)=1;</text:p>
      <text:p text:style-name="P16"><text:s text:c="8"/>A(i+1,i)=2;</text:p>
      <text:p text:style-name="P16"><text:s text:c="4"/>end</text:p>
      <text:p text:style-name="P16"><text:s text:c="4"/></text:p>
      <text:p text:style-name="P16">end</text:p>
      <text:p text:style-name="P16"></text:p>
      <text:p text:style-name="P16">B=zeros(100);</text:p>
      <text:p text:style-name="P16">for i=1:100</text:p>
      <text:p text:style-name="P16"><text:s text:c="4"/>B(i)=(i^2)/10;</text:p>
      <text:p text:style-name="P16">end</text:p>
      <text:p text:style-name="P16"></text:p>
      <text:p text:style-name="P16">n=100;</text:p>
      <text:p text:style-name="P16"></text:p>
      <text:p text:style-name="P16">for i=2:n</text:p>
      <text:p text:style-name="P16"><text:s text:c="4"/>k=-A(i,i-1)/A(i-1,i-1);</text:p>
      <text:p text:style-name="P16"><text:s text:c="4"/>A(i,i)=A(i,i)+A(i-1,i)*k;</text:p>
      <text:p text:style-name="P16"><text:s text:c="4"/>B(i)=B(i)+B(i-1)*k;</text:p>
      <text:p text:style-name="P16">end</text:p>
      <text:p text:style-name="P16"></text:p>
      <text:p text:style-name="P16">x=zeros(1,n);</text:p>
      <text:p text:style-name="P16">x(n)=B(n)/A(n,n);</text:p>
      <text:p text:style-name="P16">for i=n-1:-1:1</text:p>
      <text:p text:style-name="P16"><text:s text:c="4"/>x(i)=(B(i)-A(i,i+1)*x(i+1))/A(i,i);</text:p>
      <text:p text:style-name="P16">end</text:p>
      <text:p text:style-name="P16">disp(x);</text:p>
      <text:p text:style-name="P17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5">Ejercicio 4</text:p>
      <text:p text:style-name="P8"/>
      <text:p text:style-name="P8"/>
      <text:p text:style-name="P5">Ejercicio 5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/>
      <text:p text:style-name="P13"/>
      <text:p text:style-name="P13"/>
      <text:p text:style-name="P13"/>
      <text:p text:style-name="P13"/>
      <text:p text:style-name="P14">Ejercicio <text:span text:style-name="T4">6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Ejercicio <text:span text:style-name="T5">7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Ejercicio <text:span text:style-name="T5">8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Ejercicio <text:span text:style-name="T5">9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Ejercicio <text:span text:style-name="T5">10</text:span></text:p>
      <text:p text:style-name="P15">Ejercicio <text:span text:style-name="T5">11</text:span></text:p>
      <text:p text:style-name="P18">clc</text:p>
      <text:p text:style-name="P18"/>
      <text:p text:style-name="P18">S1=imread('sombra1.png');</text:p>
      <text:p text:style-name="P18">S2=imread('sombra2.png');</text:p>
      <text:p text:style-name="P18"/>
      <text:p text:style-name="P18">S1=double(S1);</text:p>
      <text:p text:style-name="P18">S2=double(S2);</text:p>
      <text:p text:style-name="P18"/>
      <text:p text:style-name="P18">k=[3 121 206 47;45 0 155 25;164 97 253 135;53 41 211 0];</text:p>
      <text:p text:style-name="P18"/>
      <text:p text:style-name="P18">original=zeros(256,256);</text:p>
      <text:p text:style-name="P18"/>
      <text:p text:style-name="P18">for i=1:4:256</text:p>
      <text:p text:style-name="P18"><text:s text:c="3"/>for j=1:4:256 </text:p>
      <text:p text:style-name="P18"><text:s text:c="8"/>B1=S1(i:i+3,j:j+3);</text:p>
      <text:p text:style-name="P18"><text:s text:c="8"/>B2=S2(i:i+3,j:j+3);</text:p>
      <text:p text:style-name="P18"><text:s text:c="8"/>A=mod(k*(B1+B2),256);</text:p>
      <text:p text:style-name="P18"><text:s text:c="8"/>original(i:i+3,j:j+3)=A;</text:p>
      <text:p text:style-name="P18"><text:s text:c="3"/>end</text:p>
      <text:p text:style-name="P18">end</text:p>
      <text:p text:style-name="P18"/>
      <text:p text:style-name="P18">imshow(uint8(original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1:03:57.614103383</meta:creation-date>
    <dc:date>2015-05-12T18:39:27.106037615</dc:date>
    <meta:editing-duration>PT20M21S</meta:editing-duration>
    <meta:editing-cycles>14</meta:editing-cycles>
    <meta:generator>LibreOffice/4.2.6.3$Linux_X86_64 LibreOffice_project/420m0$Build-3</meta:generator>
    <meta:document-statistic meta:table-count="0" meta:image-count="0" meta:object-count="0" meta:page-count="7" meta:paragraph-count="79" meta:word-count="139" meta:character-count="1209" meta:non-whitespace-character-count="1002"/>
  </office:meta>
</office:document-meta>
</file>